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f7f" officeooo:paragraph-rsid="00077f7f"/>
    </style:style>
    <style:style style:name="P2" style:family="paragraph" style:parent-style-name="Standard">
      <style:text-properties officeooo:paragraph-rsid="00077f7f"/>
    </style:style>
    <style:style style:name="P3" style:family="paragraph" style:parent-style-name="Standard" style:list-style-name="L1">
      <style:text-properties officeooo:paragraph-rsid="00077f7f"/>
    </style:style>
    <style:style style:name="P4" style:family="paragraph" style:parent-style-name="Standard" style:list-style-name="L1">
      <style:text-properties officeooo:rsid="00077f7f" officeooo:paragraph-rsid="00077f7f"/>
    </style:style>
    <style:style style:name="P5" style:family="paragraph" style:parent-style-name="Standard" style:list-style-name="L1">
      <style:text-properties style:font-name="Liberation Serif" fo:font-size="12pt" officeooo:paragraph-rsid="00077f7f" style:font-size-asian="12pt" style:font-size-complex="12pt"/>
    </style:style>
    <style:style style:name="P6" style:family="paragraph" style:parent-style-name="Standard" style:list-style-name="L1">
      <style:text-properties officeooo:rsid="000dc275" officeooo:paragraph-rsid="000dc275"/>
    </style:style>
    <style:style style:name="T1" style:family="text">
      <style:text-properties officeooo:rsid="00077f7f"/>
    </style:style>
    <style:style style:name="T2" style:family="text">
      <style:text-properties officeooo:rsid="000be6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775521" text:style-name="L1">
        <text:list-item>
          <text:p text:style-name="P4">Implement the following line drawing algorithms: Parametric, DDA, Bresenham</text:p>
        </text:list-item>
        <text:list-item>
          <text:p text:style-name="P4">Implement the following circle drawing algorithms: Parametric, Mid-point, Bresenham</text:p>
        </text:list-item>
        <text:list-item>
          <text:p text:style-name="P4">Implement the following ellipse drawing algorithms: Parametric, Mid-point</text:p>
        </text:list-item>
        <text:list-item>
          <text:p text:style-name="P3"><text:span text:style-name="T2">Implement the following polygon filling algorithms: 1. Flood fill </text:span>2. Boundary fill. 3. Scan line polygon fill.</text:p>
        </text:list-item>
        <text:list-item>
          <text:p text:style-name="P5"><text:span text:style-name="T1">Sutherland Cohen line clipping algorithm,</text:span> Sutherland Hodgman Polygon clipping algorithm</text:p>
        </text:list-item>
        <text:list-item>
          <text:p text:style-name="P6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48:07.917385798</meta:creation-date>
    <dc:date>2019-09-25T22:34:01.805767823</dc:date>
    <meta:editing-duration>PT1H33M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9" meta:character-count="440" meta:non-whitespace-character-count="392"/>
  </office:meta>
</office:document-meta>
</file>